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format="1">
        <style:list-level-properties text:space-before="0.3in" text:min-label-width="0in"/>
      </text:list-level-style-number>
      <text:list-level-style-number text:level="2" text:style-name="WW_CharLFO1LVL2" style:num-format="1">
        <style:list-level-properties text:space-before="0.4in" text:min-label-width="0in"/>
      </text:list-level-style-number>
      <text:list-level-style-number text:level="3" text:style-name="WW_CharLFO1LVL3" style:num-format="1">
        <style:list-level-properties text:space-before="0.5in" text:min-label-width="0in"/>
      </text:list-level-style-number>
      <text:list-level-style-number text:level="4" text:style-name="WW_CharLFO1LVL4" style:num-format="1">
        <style:list-level-properties text:space-before="0.6in" text:min-label-width="0in"/>
      </text:list-level-style-number>
      <text:list-level-style-number text:level="5" text:style-name="WW_CharLFO1LVL5" style:num-format="1">
        <style:list-level-properties text:space-before="0.7in" text:min-label-width="0in"/>
      </text:list-level-style-number>
      <text:list-level-style-number text:level="6" text:style-name="WW_CharLFO1LVL6" style:num-format="1">
        <style:list-level-properties text:space-before="0.8in" text:min-label-width="0in"/>
      </text:list-level-style-number>
      <text:list-level-style-number text:level="7" text:style-name="WW_CharLFO1LVL7" style:num-format="1">
        <style:list-level-properties text:space-before="0.9in" text:min-label-width="0in"/>
      </text:list-level-style-number>
      <text:list-level-style-number text:level="8" text:style-name="WW_CharLFO1LVL8" style:num-format="1">
        <style:list-level-properties text:space-before="1in" text:min-label-width="0in"/>
      </text:list-level-style-number>
      <text:list-level-style-number text:level="9" text:style-name="WW_CharLFO1LVL9" style:num-format="1">
        <style:list-level-properties text:space-before="1.1in" text:min-label-width="0in"/>
      </text:list-level-style-number>
    </text:list-style>
    <style:style style:name="P1" style:parent-style-name="Обычный" style:master-page-name="MP0" style:family="paragraph">
      <style:paragraph-properties fo:widows="0" fo:orphans="0" fo:break-before="page" fo:margin-bottom="0.0833in" fo:line-height="110%" style:page-number="1"/>
      <style:text-properties fo:font-weight="bold" style:font-weight-asian="bold" fo:font-size="10.5pt" style:font-size-asian="10.5pt" style:font-size-complex="10.5pt" fo:background-color="#FFFFFF" fo:language="en" fo:country="US"/>
    </style:style>
    <style:style style:name="P2" style:parent-style-name="Обычный" style:family="paragraph">
      <style:paragraph-properties fo:widows="0" fo:orphans="0" fo:margin-bottom="0.0833in" fo:line-height="110%"/>
      <style:text-properties fo:font-style="italic" style:font-style-asian="italic" fo:font-size="10.5pt" style:font-size-asian="10.5pt" style:font-size-complex="10.5pt" fo:language="en" fo:country="US"/>
    </style:style>
    <style:style style:name="P3" style:parent-style-name="Обычный" style:family="paragraph">
      <style:paragraph-properties fo:widows="0" fo:orphans="0" fo:margin-bottom="0.0833in" fo:line-height="110%"/>
    </style:style>
    <style:style style:name="T4" style:parent-style-name="Основнойшрифтабзаца" style:family="text">
      <style:text-properties fo:font-style="italic" style:font-style-asian="italic" fo:font-size="10.5pt" style:font-size-asian="10.5pt" style:font-size-complex="10.5pt" fo:language="en" fo:country="US"/>
    </style:style>
    <style:style style:name="T5" style:parent-style-name="Основнойшрифтабзаца" style:family="text">
      <style:text-properties fo:font-style="italic" style:font-style-asian="italic" fo:font-size="10.5pt" style:font-size-asian="10.5pt" style:font-size-complex="10.5pt" fo:language="en" fo:country="US"/>
    </style:style>
    <style:style style:name="T6" style:parent-style-name="Основнойшрифтабзаца" style:family="text">
      <style:text-properties fo:font-style="italic" style:font-style-asian="italic" fo:font-size="10.5pt" style:font-size-asian="10.5pt" style:font-size-complex="10.5pt" fo:language="en" fo:country="US"/>
    </style:style>
    <style:style style:name="T7" style:parent-style-name="Основнойшрифтабзаца" style:family="text">
      <style:text-properties fo:font-style="italic" style:font-style-asian="italic" fo:font-size="10.5pt" style:font-size-asian="10.5pt" style:font-size-complex="10.5pt"/>
    </style:style>
    <style:style style:name="T8" style:parent-style-name="Основнойшрифтабзаца" style:family="text">
      <style:text-properties fo:font-style="italic" style:font-style-asian="italic" fo:font-size="10.5pt" style:font-size-asian="10.5pt" style:font-size-complex="10.5pt" fo:language="en" fo:country="US"/>
    </style:style>
    <style:style style:name="T9" style:parent-style-name="Основнойшрифтабзаца" style:family="text">
      <style:text-properties fo:font-style="italic" style:font-style-asian="italic" fo:font-size="10.5pt" style:font-size-asian="10.5pt" style:font-size-complex="10.5pt"/>
    </style:style>
    <style:style style:name="T10" style:parent-style-name="Основнойшрифтабзаца" style:family="text">
      <style:text-properties fo:font-style="italic" style:font-style-asian="italic" fo:font-size="10.5pt" style:font-size-asian="10.5pt" style:font-size-complex="10.5pt" fo:language="en" fo:country="US"/>
    </style:style>
    <style:style style:name="P11" style:parent-style-name="Обычный" style:family="paragraph">
      <style:paragraph-properties fo:widows="0" fo:orphans="0" fo:margin-bottom="0.0833in" fo:line-height="110%"/>
      <style:text-properties fo:font-style="italic" style:font-style-asian="italic" fo:font-size="10.5pt" style:font-size-asian="10.5pt" style:font-size-complex="10.5pt" fo:language="en" fo:country="US"/>
    </style:style>
    <style:style style:name="P12" style:parent-style-name="Обычный" style:family="paragraph">
      <style:paragraph-properties fo:widows="0" fo:orphans="0" fo:margin-bottom="0.0833in" fo:line-height="100%"/>
    </style:style>
    <style:style style:name="T13" style:parent-style-name="Основнойшрифтабзаца" style:family="text">
      <style:text-properties fo:font-style="italic" style:font-style-asian="italic" fo:font-size="10.5pt" style:font-size-asian="10.5pt" style:font-size-complex="10.5pt" fo:language="en" fo:country="US"/>
    </style:style>
  </office:automatic-styles>
  <office:body>
    <office:text text:use-soft-page-breaks="true">
      <text:p text:style-name="P1">Own projects :</text:p>
      <text:p text:style-name="P2">- http://www.library.in.ua (Used PHP, MySQL, Javascript, AJAX, jQuery, payment system - LIQPAY)</text:p>
      <text:p text:style-name="P3"><text:span text:style-name="T4">- http://www.stgtemp.library.in.ua (login="shehovtsov_av@mail.ru"; password="</text:span><text:span text:style-name="T5">test</text:span><text:span text:style-name="T6">"; payment system<text:s/></text:span><text:span text:style-name="T7">Яндекс</text:span><text:span text:style-name="T8">-</text:span><text:span text:style-name="T9">деньги</text:span><text:span text:style-name="T10">)-in progress</text:span></text:p>
      <text:p text:style-name="P11">- http://www.status-mebel.com (Used PHP, Javascript, ajax, jQuery)</text:p>
      <text:p text:style-name="P12"><text:span text:style-name="T13">- http://www.solidwood. library.in.ua (Used PHP information storage in files , Javascript, ajax, payment system - LIQPAY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Название" style:display-name="Название" style:family="paragraph" style:parent-style-name="Обычный" style:next-style-name="Обычный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position="0% 100%"/>
    </style:style>
    <style:style style:name="WW_CharLFO1LVL2" style:family="text">
      <style:text-properties style:text-position="0% 100%"/>
    </style:style>
    <style:style style:name="WW_CharLFO1LVL3" style:family="text">
      <style:text-properties style:text-position="0% 100%"/>
    </style:style>
    <style:style style:name="WW_CharLFO1LVL4" style:family="text">
      <style:text-properties style:text-position="0% 100%"/>
    </style:style>
    <style:style style:name="WW_CharLFO1LVL5" style:family="text">
      <style:text-properties style:text-position="0% 100%"/>
    </style:style>
    <style:style style:name="WW_CharLFO1LVL6" style:family="text">
      <style:text-properties style:text-position="0% 100%"/>
    </style:style>
    <style:style style:name="WW_CharLFO1LVL7" style:family="text">
      <style:text-properties style:text-position="0% 100%"/>
    </style:style>
    <style:style style:name="WW_CharLFO1LVL8" style:family="text">
      <style:text-properties style:text-position="0% 100%"/>
    </style:style>
    <style:style style:name="WW_CharLFO1LVL9" style:family="text">
      <style:text-properties style:text-position="0% 100%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3in" text:min-label-width="0in"/>
      </text:list-level-style-number>
      <text:list-level-style-number text:level="2" text:style-name="WW_CharLFO1LVL2" style:num-format="1">
        <style:list-level-properties text:space-before="0.4in" text:min-label-width="0in"/>
      </text:list-level-style-number>
      <text:list-level-style-number text:level="3" text:style-name="WW_CharLFO1LVL3" style:num-format="1">
        <style:list-level-properties text:space-before="0.5in" text:min-label-width="0in"/>
      </text:list-level-style-number>
      <text:list-level-style-number text:level="4" text:style-name="WW_CharLFO1LVL4" style:num-format="1">
        <style:list-level-properties text:space-before="0.6in" text:min-label-width="0in"/>
      </text:list-level-style-number>
      <text:list-level-style-number text:level="5" text:style-name="WW_CharLFO1LVL5" style:num-format="1">
        <style:list-level-properties text:space-before="0.7in" text:min-label-width="0in"/>
      </text:list-level-style-number>
      <text:list-level-style-number text:level="6" text:style-name="WW_CharLFO1LVL6" style:num-format="1">
        <style:list-level-properties text:space-before="0.8in" text:min-label-width="0in"/>
      </text:list-level-style-number>
      <text:list-level-style-number text:level="7" text:style-name="WW_CharLFO1LVL7" style:num-format="1">
        <style:list-level-properties text:space-before="0.9in" text:min-label-width="0in"/>
      </text:list-level-style-number>
      <text:list-level-style-number text:level="8" text:style-name="WW_CharLFO1LVL8" style:num-format="1">
        <style:list-level-properties text:space-before="1in" text:min-label-width="0in"/>
      </text:list-level-style-number>
      <text:list-level-style-number text:level="9" text:style-name="WW_CharLFO1LVL9" style:num-format="1">
        <style:list-level-properties text:space-before="1.1in" text:min-label-width="0in"/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Александр Шеховцов</meta:initial-creator>
    <dc:creator>Dad</dc:creator>
    <meta:creation-date>2016-12-01T13:54:00Z</meta:creation-date>
    <dc:date>2016-12-01T13:54:00Z</dc:date>
    <meta:template xlink:href="Normal.dotm" xlink:type="simple"/>
    <meta:editing-cycles>2</meta:editing-cycles>
    <meta:editing-duration>PT0S</meta:editing-duration>
    <meta:document-statistic meta:page-count="1" meta:paragraph-count="1" meta:word-count="63" meta:character-count="425" meta:row-count="3" meta:non-whitespace-character-count="363"/>
  </office:meta>
</office:document-meta>
</file>